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5.371cm"/>
        </style:tab-stops>
      </style:paragraph-properties>
      <style:text-properties fo:font-size="22pt" fo:font-style="italic" fo:font-weight="bold" officeooo:rsid="0001645f" officeooo:paragraph-rsid="0001645f" style:font-size-asian="19.25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.371cm"/>
        </style:tab-stops>
      </style:paragraph-properties>
      <style:text-properties fo:font-size="22pt" fo:font-style="italic" fo:font-weight="bold" officeooo:rsid="002389dc" officeooo:paragraph-rsid="002389dc" style:font-size-asian="19.25pt" style:font-style-asian="italic" style:font-weight-asian="bold" style:font-size-complex="22pt" style:font-style-complex="italic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bold" officeooo:rsid="0001645f" officeooo:paragraph-rsid="0001645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officeooo:rsid="0001645f" officeooo:paragraph-rsid="0001645f" style:font-size-asian="12.25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fo:font-weight="bold" officeooo:rsid="002389dc" officeooo:paragraph-rsid="002389d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4pt" officeooo:rsid="0001645f" officeooo:paragraph-rsid="000f4698" style:font-size-asian="12.25pt" style:font-size-complex="14pt"/>
    </style:style>
    <style:style style:name="P7" style:family="paragraph" style:parent-style-name="Standard">
      <style:paragraph-properties fo:text-align="end" style:justify-single-word="false"/>
      <style:text-properties officeooo:paragraph-rsid="000f4698"/>
    </style:style>
    <style:style style:name="P8" style:family="paragraph" style:parent-style-name="Standard">
      <style:text-properties fo:font-size="22pt" officeooo:rsid="0001645f" officeooo:paragraph-rsid="0001645f" style:font-size-asian="19.25pt" style:font-size-complex="22pt"/>
    </style:style>
    <style:style style:name="P9" style:family="paragraph" style:parent-style-name="Heading_20_1">
      <style:paragraph-properties fo:margin-top="0cm" fo:margin-bottom="0.247cm" style:contextual-spacing="false" fo:line-height="115%"/>
      <style:text-properties fo:font-size="20pt" officeooo:rsid="0001645f" officeooo:paragraph-rsid="000e72fb" style:font-size-asian="20pt" style:font-size-complex="20pt"/>
    </style:style>
    <style:style style:name="P10" style:family="paragraph" style:parent-style-name="Text_20_body" style:list-style-name="L1">
      <style:paragraph-properties fo:margin-top="0cm" fo:margin-bottom="0.247cm" style:contextual-spacing="false" fo:line-height="115%"/>
      <style:text-properties fo:font-size="14pt" fo:font-style="italic" fo:font-weight="bold" officeooo:rsid="000e72fb" officeooo:paragraph-rsid="000e72fb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 style:list-style-name="L1">
      <style:paragraph-properties fo:margin-top="0cm" fo:margin-bottom="0.247cm" style:contextual-spacing="false" fo:line-height="115%"/>
      <style:text-properties fo:font-size="14pt" fo:font-style="italic" fo:font-weight="bold" officeooo:rsid="0013361a" officeooo:paragraph-rsid="0013361a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.247cm" style:contextual-spacing="false" fo:line-height="115%"/>
      <style:text-properties fo:font-size="20pt" fo:font-style="italic" fo:font-weight="bold" officeooo:rsid="000f4698" officeooo:paragraph-rsid="000f4698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Heading_20_2">
      <style:paragraph-properties fo:margin-top="0cm" fo:margin-bottom="0.247cm" style:contextual-spacing="false" fo:line-height="115%"/>
      <style:text-properties officeooo:paragraph-rsid="000f4698"/>
    </style:style>
    <style:style style:name="P14" style:family="paragraph" style:parent-style-name="Heading_20_1">
      <style:paragraph-properties fo:margin-top="0cm" fo:margin-bottom="0.247cm" style:contextual-spacing="false" fo:line-height="115%"/>
      <style:text-properties fo:font-size="20pt" fo:font-style="italic" officeooo:rsid="0001645f" officeooo:paragraph-rsid="0014ff1b" style:font-size-asian="20pt" style:font-style-asian="italic" style:font-size-complex="20pt" style:font-style-complex="italic"/>
    </style:style>
    <style:style style:name="P15" style:family="paragraph" style:parent-style-name="Heading_20_1">
      <style:paragraph-properties fo:margin-top="0cm" fo:margin-bottom="0.247cm" style:contextual-spacing="false" fo:line-height="115%"/>
      <style:text-properties fo:font-size="20pt" officeooo:rsid="0001645f" officeooo:paragraph-rsid="0014ff1b" style:font-size-asian="20pt" style:font-size-complex="20pt"/>
    </style:style>
    <style:style style:name="P16" style:family="paragraph" style:parent-style-name="Text_20_body" style:list-style-name="L2">
      <style:text-properties fo:font-size="14pt" officeooo:rsid="0001645f" style:font-size-asian="14pt" style:font-size-complex="14pt"/>
    </style:style>
    <style:style style:name="P17" style:family="paragraph" style:parent-style-name="Heading_20_1">
      <style:paragraph-properties fo:margin-top="0cm" fo:margin-bottom="0.247cm" style:contextual-spacing="false" fo:line-height="115%"/>
      <style:text-properties fo:font-size="20pt" officeooo:rsid="0001645f" style:font-size-asian="20pt" style:font-size-complex="20pt"/>
    </style:style>
    <style:style style:name="P18" style:family="paragraph" style:parent-style-name="Text_20_body" style:list-style-name="L3">
      <style:text-properties fo:font-size="14pt" style:font-size-asian="14pt" style:font-size-complex="14pt"/>
    </style:style>
    <style:style style:name="P19" style:family="paragraph" style:parent-style-name="Text_20_body" style:list-style-name="L4">
      <style:text-properties fo:font-size="14pt" officeooo:rsid="0001645f" style:font-size-asian="14pt" style:font-size-complex="14pt"/>
    </style:style>
    <style:style style:name="P20" style:family="paragraph" style:parent-style-name="Heading_20_1">
      <style:paragraph-properties fo:margin-top="0cm" fo:margin-bottom="0.247cm" style:contextual-spacing="false" fo:line-height="115%"/>
      <style:text-properties fo:font-size="22pt" officeooo:rsid="0001645f" style:font-size-asian="19.25pt" style:font-size-complex="22pt"/>
    </style:style>
    <style:style style:name="P21" style:family="paragraph" style:parent-style-name="Heading_20_2">
      <style:paragraph-properties fo:margin-top="0cm" fo:margin-bottom="0.247cm" style:contextual-spacing="false" fo:line-height="115%"/>
      <style:text-properties fo:font-size="22pt" officeooo:rsid="0001645f" style:font-size-asian="19.25pt" style:font-size-complex="22pt"/>
    </style:style>
    <style:style style:name="P22" style:family="paragraph" style:parent-style-name="Heading_20_2">
      <style:paragraph-properties fo:margin-top="0cm" fo:margin-bottom="0.247cm" style:contextual-spacing="false" fo:line-height="115%"/>
      <style:text-properties fo:font-size="20pt" officeooo:rsid="0001645f" style:font-size-asian="20pt" style:font-size-complex="20pt"/>
    </style:style>
    <style:style style:name="P23" style:family="paragraph" style:parent-style-name="Text_20_body" style:list-style-name="L5">
      <style:text-properties fo:font-size="14pt" officeooo:rsid="002163dd" officeooo:paragraph-rsid="002163dd" style:font-size-asian="14pt" style:font-size-complex="14pt"/>
    </style:style>
    <style:style style:name="P24" style:family="paragraph" style:parent-style-name="Text_20_body" style:list-style-name="L5">
      <style:text-properties fo:font-size="14pt" officeooo:rsid="00219dbc" officeooo:paragraph-rsid="00219dbc" style:font-size-asian="14pt" style:font-size-complex="14pt"/>
    </style:style>
    <style:style style:name="P25" style:family="paragraph" style:parent-style-name="Text_20_body" style:list-style-name="L5">
      <style:text-properties fo:font-size="14pt" officeooo:rsid="002389dc" officeooo:paragraph-rsid="002389dc" style:font-size-asian="14pt" style:font-size-complex="14pt"/>
    </style:style>
    <style:style style:name="P26" style:family="paragraph" style:parent-style-name="Text_20_body" style:list-style-name="L5">
      <style:text-properties fo:font-size="14pt" officeooo:rsid="002470e1" officeooo:paragraph-rsid="002470e1" style:font-size-asian="14pt" style:font-size-complex="14pt"/>
    </style:style>
    <style:style style:name="P27" style:family="paragraph" style:parent-style-name="Text_20_body" style:list-style-name="L5">
      <style:text-properties fo:font-size="14pt" officeooo:rsid="00247dbe" officeooo:paragraph-rsid="00247dbe" style:font-size-asian="14pt" style:font-size-complex="14pt"/>
    </style:style>
    <style:style style:name="P28" style:family="paragraph" style:parent-style-name="Text_20_body" style:list-style-name="L5">
      <style:text-properties fo:font-size="14pt" fo:font-weight="normal" officeooo:rsid="00247dbe" officeooo:paragraph-rsid="00247dbe" style:font-size-asian="14pt" style:font-weight-asian="normal" style:font-size-complex="14pt" style:font-weight-complex="normal"/>
    </style:style>
    <style:style style:name="P29" style:family="paragraph" style:parent-style-name="Text_20_body" style:list-style-name="L5">
      <style:text-properties fo:font-size="14pt" officeooo:rsid="00219dbc" officeooo:paragraph-rsid="00247dbe" style:font-size-asian="14pt" style:font-size-complex="14pt"/>
    </style:style>
    <style:style style:name="P30" style:family="paragraph" style:parent-style-name="Text_20_body" style:list-style-name="L6">
      <style:text-properties fo:font-size="14pt" officeooo:rsid="00247dbe" style:font-size-asian="14pt" style:font-size-complex="14pt"/>
    </style:style>
    <style:style style:name="P31" style:family="paragraph" style:parent-style-name="Text_20_body" style:list-style-name="L7">
      <style:text-properties fo:font-size="22pt" officeooo:rsid="0001645f" officeooo:paragraph-rsid="0019daac" style:font-size-asian="19.25pt" style:font-size-complex="22pt"/>
    </style:style>
    <style:style style:name="P32" style:family="paragraph" style:parent-style-name="Text_20_body">
      <style:text-properties fo:font-size="14pt" fo:font-weight="bold" officeooo:rsid="001a6a96" officeooo:paragraph-rsid="001a6a96" style:font-size-asian="14pt" style:font-weight-asian="bold" style:font-size-complex="14pt" style:font-weight-complex="bold"/>
    </style:style>
    <style:style style:name="P33" style:family="paragraph" style:parent-style-name="Text_20_body">
      <style:text-properties fo:font-size="14pt" fo:font-weight="bold" officeooo:rsid="001a6a96" style:font-size-asian="14pt" style:font-weight-asian="bold" style:font-size-complex="14pt" style:font-weight-complex="bold"/>
    </style:style>
    <style:style style:name="P34" style:family="paragraph" style:parent-style-name="Text_20_body">
      <style:text-properties fo:font-size="14pt" fo:font-weight="bold" officeooo:rsid="001ae972" officeooo:paragraph-rsid="001a6a96" style:font-size-asian="14pt" style:font-weight-asian="bold" style:font-size-complex="14pt" style:font-weight-complex="bold"/>
    </style:style>
    <style:style style:name="P35" style:family="paragraph" style:parent-style-name="Heading_20_2">
      <style:paragraph-properties fo:margin-top="0cm" fo:margin-bottom="0.247cm" style:contextual-spacing="false" fo:line-height="115%"/>
      <style:text-properties fo:font-size="20pt" officeooo:rsid="0001645f" officeooo:paragraph-rsid="00282840" style:font-size-asian="20pt" style:font-size-complex="20pt"/>
    </style:style>
    <style:style style:name="P36" style:family="paragraph" style:parent-style-name="Text_20_body" style:list-style-name="L8">
      <style:text-properties fo:font-size="14pt" officeooo:rsid="001a6a96" officeooo:paragraph-rsid="00282840" style:font-size-asian="14pt" style:font-size-complex="14pt"/>
    </style:style>
    <style:style style:name="P37" style:family="paragraph" style:parent-style-name="Text_20_body" style:list-style-name="L7">
      <style:text-properties fo:font-size="14pt" fo:font-weight="normal" officeooo:rsid="00282840" officeooo:paragraph-rsid="00282840" style:font-size-asian="14pt" style:font-weight-asian="normal" style:font-size-complex="14pt" style:font-weight-complex="normal"/>
    </style:style>
    <style:style style:name="P38" style:family="paragraph" style:parent-style-name="Text_20_body" style:list-style-name="L9">
      <style:text-properties fo:font-size="14pt" officeooo:rsid="00282840" officeooo:paragraph-rsid="00282840" style:font-size-asian="14pt" style:font-size-complex="14pt"/>
    </style:style>
    <style:style style:name="P39" style:family="paragraph" style:parent-style-name="Text_20_body">
      <style:text-properties fo:font-size="14pt" officeooo:rsid="00282840" officeooo:paragraph-rsid="00282840" style:font-size-asian="14pt" style:font-size-complex="14pt"/>
    </style:style>
    <style:style style:name="P40" style:family="paragraph" style:parent-style-name="Text_20_body" style:list-style-name="L10">
      <style:text-properties fo:font-size="14pt" officeooo:rsid="00282840" officeooo:paragraph-rsid="00282840" style:font-size-asian="14pt" style:font-size-complex="14pt"/>
    </style:style>
    <style:style style:name="P41" style:family="paragraph" style:parent-style-name="Text_20_body" style:list-style-name="L7">
      <style:text-properties fo:font-size="14pt" fo:font-weight="bold" officeooo:rsid="00282840" officeooo:paragraph-rsid="00282840" style:font-size-asian="14pt" style:font-weight-asian="bold" style:font-size-complex="14pt" style:font-weight-complex="bold"/>
    </style:style>
    <style:style style:name="P42" style:family="paragraph" style:parent-style-name="Heading_20_1">
      <style:paragraph-properties fo:margin-top="0cm" fo:margin-bottom="0.247cm" style:contextual-spacing="false" fo:line-height="115%"/>
      <style:text-properties fo:font-size="22pt" officeooo:rsid="0001645f" officeooo:paragraph-rsid="00282840" style:font-size-asian="19.25pt" style:font-size-complex="22pt"/>
    </style:style>
    <style:style style:name="P43" style:family="paragraph" style:parent-style-name="Text_20_body">
      <style:text-properties fo:font-size="14pt" officeooo:rsid="0001645f" style:font-size-asian="14pt" style:font-size-complex="14pt"/>
    </style:style>
    <style:style style:name="P44" style:family="paragraph" style:parent-style-name="Text_20_body">
      <style:text-properties fo:font-size="22pt" officeooo:rsid="0001645f" style:font-size-asian="19.25pt" style:font-size-complex="22pt"/>
    </style:style>
    <style:style style:name="P45" style:family="paragraph" style:parent-style-name="Text_20_body">
      <style:text-properties fo:font-size="14pt" fo:font-weight="bold" officeooo:rsid="001ae972" style:font-size-asian="14pt" style:font-weight-asian="bold" style:font-size-complex="14pt" style:font-weight-complex="bold"/>
    </style:style>
    <style:style style:name="P46" style:family="paragraph" style:parent-style-name="Text_20_body">
      <style:text-properties fo:font-size="14pt" fo:font-weight="bold" officeooo:rsid="001ae972" officeooo:paragraph-rsid="00282840" style:font-size-asian="14pt" style:font-weight-asian="bold" style:font-size-complex="14pt" style:font-weight-complex="bold"/>
    </style:style>
    <style:style style:name="P47" style:family="paragraph" style:parent-style-name="Text_20_body">
      <style:text-properties fo:font-size="14pt" fo:font-weight="bold" officeooo:rsid="001c4d9e" officeooo:paragraph-rsid="002d8082" style:font-size-asian="14pt" style:font-weight-asian="bold" style:font-size-complex="14pt" style:font-weight-complex="bold"/>
    </style:style>
    <style:style style:name="P48" style:family="paragraph" style:parent-style-name="Text_20_body">
      <style:text-properties fo:font-size="14pt" officeooo:rsid="001c4d9e" officeooo:paragraph-rsid="002d8082" style:font-size-asian="14pt" style:font-size-complex="14pt"/>
    </style:style>
    <style:style style:name="P49" style:family="paragraph" style:parent-style-name="Text_20_body">
      <style:text-properties fo:font-size="14pt" fo:font-weight="bold" officeooo:rsid="0001645f" style:font-size-asian="14pt" style:font-weight-asian="bold" style:font-size-complex="14pt" style:font-weight-complex="bold"/>
    </style:style>
    <style:style style:name="P50" style:family="paragraph" style:parent-style-name="Text_20_body" style:list-style-name="L11">
      <style:text-properties fo:font-size="22pt" officeooo:rsid="0001645f" style:font-size-asian="19.25pt" style:font-size-complex="22pt"/>
    </style:style>
    <style:style style:name="P51" style:family="paragraph" style:parent-style-name="Text_20_body" style:list-style-name="L4"/>
    <style:style style:name="P52" style:family="paragraph" style:parent-style-name="Text_20_body" style:list-style-name="L4">
      <style:text-properties officeooo:paragraph-rsid="0013361a"/>
    </style:style>
    <style:style style:name="P53" style:family="paragraph" style:parent-style-name="Text_20_body">
      <style:text-properties fo:font-size="22pt" officeooo:rsid="0001645f" officeooo:paragraph-rsid="00076e96" style:font-size-asian="19.25pt" style:font-size-complex="22pt"/>
    </style:style>
    <style:style style:name="T1" style:family="text">
      <style:text-properties officeooo:rsid="0017572c"/>
    </style:style>
    <style:style style:name="T2" style:family="text">
      <style:text-properties officeooo:rsid="001f974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1d42e" style:font-weight-asian="bold" style:font-weight-complex="bold"/>
    </style:style>
    <style:style style:name="T6" style:family="text">
      <style:text-properties officeooo:rsid="0001d42e"/>
    </style:style>
    <style:style style:name="T7" style:family="text">
      <style:text-properties fo:font-size="14pt" fo:font-weight="bold" officeooo:rsid="000f4698" style:font-size-asian="12.25pt" style:font-weight-asian="bold" style:font-size-complex="14pt" style:font-weight-complex="bold"/>
    </style:style>
    <style:style style:name="T8" style:family="text">
      <style:text-properties fo:font-size="14pt" officeooo:rsid="0001645f" style:font-size-asian="12.25pt" style:font-size-complex="14pt"/>
    </style:style>
    <style:style style:name="T9" style:family="text">
      <style:text-properties fo:font-size="14pt" officeooo:rsid="0001d42e" style:font-size-asian="12.25pt" style:font-size-complex="14pt"/>
    </style:style>
    <style:style style:name="T10" style:family="text">
      <style:text-properties fo:font-size="14pt" officeooo:rsid="002a0519" style:font-size-asian="12.25pt" style:font-size-complex="14pt"/>
    </style:style>
    <style:style style:name="T11" style:family="text">
      <style:text-properties fo:font-style="italic" officeooo:rsid="000ded38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e72fb" style:font-style-asian="italic" style:font-style-complex="italic"/>
    </style:style>
    <style:style style:name="T14" style:family="text">
      <style:text-properties fo:font-weight="normal" officeooo:rsid="00282840" style:font-weight-asian="normal" style:font-weight-complex="normal"/>
    </style:style>
    <style:style style:name="T15" style:family="text">
      <style:text-properties fo:font-weight="normal" officeooo:rsid="000f4698" style:font-weight-asian="normal" style:font-weight-complex="normal"/>
    </style:style>
    <style:style style:name="T16" style:family="text">
      <style:text-properties fo:font-weight="normal" officeooo:rsid="001f9749" style:font-weight-asian="normal" style:font-weight-complex="normal"/>
    </style:style>
    <style:style style:name="T17" style:family="text">
      <style:text-properties fo:font-weight="normal" officeooo:rsid="00265205" style:font-weight-asian="normal" style:font-weight-complex="normal"/>
    </style:style>
    <style:style style:name="T18" style:family="text">
      <style:text-properties fo:font-size="14pt" fo:font-style="italic" fo:font-weight="normal" officeooo:rsid="000e72fb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tyle="italic" officeooo:rsid="0014ff1b" style:font-style-asian="italic" style:font-style-complex="italic"/>
    </style:style>
    <style:style style:name="T20" style:family="text">
      <style:text-properties fo:font-style="italic" officeooo:rsid="000f4698" style:font-style-asian="italic" style:font-style-complex="italic"/>
    </style:style>
    <style:style style:name="T21" style:family="text">
      <style:text-properties officeooo:rsid="002163dd"/>
    </style:style>
    <style:style style:name="T22" style:family="text">
      <style:text-properties officeooo:rsid="0014ff1b"/>
    </style:style>
    <style:style style:name="T23" style:family="text">
      <style:text-properties officeooo:rsid="0001645f"/>
    </style:style>
    <style:style style:name="T24" style:family="text">
      <style:text-properties fo:font-weight="normal" officeooo:rsid="0025e695" style:font-weight-asian="normal" style:font-weight-complex="normal"/>
    </style:style>
    <style:style style:name="T25" style:family="text">
      <style:text-properties officeooo:rsid="0025e695"/>
    </style:style>
    <style:style style:name="T26" style:family="text">
      <style:text-properties officeooo:rsid="00219dbc"/>
    </style:style>
    <style:style style:name="T27" style:family="text">
      <style:text-properties officeooo:rsid="00282840"/>
    </style:style>
    <style:style style:name="T28" style:family="text">
      <style:text-properties fo:font-size="14pt" officeooo:rsid="001a6a96" style:font-size-asian="14pt" style:font-size-complex="14pt"/>
    </style:style>
    <style:style style:name="T29" style:family="text">
      <style:text-properties fo:font-weight="bold" officeooo:rsid="00282840" style:font-weight-asian="bold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officeooo:rsid="002d8082"/>
    </style:style>
    <style:style style:name="T32" style:family="text">
      <style:text-properties fo:font-weight="bold" officeooo:rsid="002d8082" style:font-weight-asian="bold" style:font-weight-complex="bold"/>
    </style:style>
    <style:style style:name="T33" style:family="text">
      <style:text-properties officeooo:rsid="002a0519"/>
    </style:style>
    <style:style style:name="T34" style:family="text">
      <style:text-properties fo:font-size="14pt" officeooo:rsid="0001645f" style:font-size-asian="14pt" style:font-size-complex="14pt"/>
    </style:style>
    <style:style style:name="T35" style:family="text">
      <style:text-properties fo:font-size="14pt" fo:font-weight="normal" officeooo:rsid="001f9749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01645f" style:font-size-asian="14pt" style:font-weight-asian="normal" style:font-size-complex="14pt" style:font-weight-complex="normal"/>
    </style:style>
    <style:style style:name="T37" style:family="text">
      <style:text-properties fo:font-size="14pt" officeooo:rsid="002bb4c3" style:font-size-asian="14pt" style:font-size-complex="14pt"/>
    </style:style>
    <style:style style:name="T38" style:family="text">
      <style:text-properties fo:font-size="14pt" fo:font-weight="normal" officeooo:rsid="002bb4c3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0282840" style:font-size-asian="14pt" style:font-weight-asian="normal" style:font-size-complex="14pt" style:font-weight-complex="normal"/>
    </style:style>
    <style:style style:name="T40" style:family="text">
      <style:text-properties fo:font-size="14pt" fo:font-weight="bold" officeooo:rsid="001f9749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−">
        <style:list-level-properties text:space-before="0.752cm" text:min-label-width="0.499cm"/>
        <style:text-properties fo:font-family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−">
        <style:list-level-properties text:space-before="0.752cm" text:min-label-width="0.499cm"/>
        <style:text-properties fo:font-family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−">
        <style:list-level-properties text:space-before="0.752cm" text:min-label-width="0.499cm"/>
        <style:text-properties fo:font-family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da Fábrica de Projetos</text:p>
      <text:p text:style-name="P2">V.I.A(Vetor Inteligente de Agendamentos)</text:p>
      <text:p text:style-name="P3">Participantes:</text:p>
      <text:p text:style-name="P4">Felipe Santos Rocha, Thiago Gonçalves, João Vitor Amaro, Henrico Taiete,<text:span text:style-name="T1"> Diogo </text:span><text:span text:style-name="T2">e Jéssica</text:span></text:p>
      <text:p text:style-name="P5">Tema: <text:span text:style-name="T3">Gestão inteligente de áreas de carga e descargar</text:span></text:p>
      <text:p text:style-name="P4"><text:span text:style-name="T4"><text:s/>Professor </text:span><text:span text:style-name="T5">Responsável</text:span>: Guilherme</text:p>
      <text:p text:style-name="P6"><text:span text:style-name="Strong_20_Emphasis">Cliente / Empresa:</text:span> <text:span text:style-name="T6">DSIN</text:span></text:p>
      <text:p text:style-name="P7"><text:span text:style-name="T7">Empresa Concorrente: </text:span><text:span text:style-name="T8"><text:line-break/></text:span><text:span text:style-name="Strong_20_Emphasis"><text:span text:style-name="T8">Data:</text:span></text:span><text:span text:style-name="T8"> </text:span><text:span text:style-name="T9">06/02/2026</text:span><text:span text:style-name="T8"><text:line-break/></text:span><text:span text:style-name="Strong_20_Emphasis"><text:span text:style-name="T8">Versão do Documento:</text:span></text:span><text:span text:style-name="T8"> 1.</text:span><text:span text:style-name="T10">2</text:span></text:p>
      <text:p text:style-name="P8"/>
      <text:h text:style-name="P9" text:outline-level="1"><text:span text:style-name="T11">1</text:span><text:span text:style-name="T12">.</text:span><text:span text:style-name="T13"> Contribuintes do Projeto:</text:span></text:h>
      <text:list text:style-name="L1">
        <text:list-item>
          <text:p text:style-name="P10">Felipe Santos Rocha:<text:span text:style-name="T3"> </text:span><text:span text:style-name="T14">S</text:span><text:span text:style-name="T3">crum Master </text:span><text:span text:style-name="T15">e </text:span><text:span text:style-name="T16">Desenvolvedor </text:span><text:span text:style-name="T17">Back-end</text:span><text:span text:style-name="T15">.</text:span></text:p>
        </text:list-item>
        <text:list-item>
          <text:p text:style-name="P10">Thiago Gonçalves: <text:span text:style-name="T16">Desenvolvedor </text:span><text:span text:style-name="T17">Back-end</text:span></text:p>
        </text:list-item>
        <text:list-item>
          <text:p text:style-name="P10">João Vitor Amaro: <text:span text:style-name="T16">Desenvolvedor Front-end</text:span></text:p>
        </text:list-item>
        <text:list-item>
          <text:p text:style-name="P10">Henrico Taiete: <text:span text:style-name="T16">Desenvolvedor Back-end</text:span></text:p>
        </text:list-item>
        <text:list-item>
          <text:p text:style-name="P10"><text:s/><text:span text:style-name="T1">Diogo : </text:span><text:span text:style-name="T16">Desenvolvedor Back-end</text:span></text:p>
        </text:list-item>
        <text:list-item>
          <text:p text:style-name="P10"><text:s/><text:span text:style-name="T2">Jéssica: </text:span><text:span text:style-name="T16">Desenvolvedor Front-end</text:span></text:p>
          <text:p text:style-name="P11"/>
        </text:list-item>
      </text:list>
      <text:p text:style-name="P12">2. Paleta de Cores :</text:p>
      <text:h text:style-name="P13" text:outline-level="2"><text:span text:style-name="Source_20_Text"><text:span text:style-name="T18"/></text:span></text:h>
      <text:h text:style-name="P14" text:outline-level="1"><text:s/></text:h>
      <text:h text:style-name="P15" text:outline-level="1"><text:span text:style-name="T19">3</text:span><text:span text:style-name="T20">.</text:span><text:span text:style-name="T12">DESCRIÇÃO DO PROBLEMA</text:span></text:h>
      <text:list text:style-name="L2">
        <text:list-item>
          <text:p text:style-name="P16"><text:s/><text:span text:style-name="T2">Conflitos de hórarios de motorista</text:span></text:p>
        </text:list-item>
        <text:list-item>
          <text:p text:style-name="P16"><text:s/><text:span text:style-name="T21">Falta de informações</text:span></text:p>
        </text:list-item>
        <text:list-item>
          <text:p text:style-name="P16"><text:s/><text:span text:style-name="T21">Utilização incorreta da vaga</text:span></text:p>
          <text:p text:style-name="P16"/>
        </text:list-item>
      </text:list>
      <text:h text:style-name="P17" text:outline-level="1"><text:soft-page-break/></text:h>
      <text:h text:style-name="P17" text:outline-level="1"><text:span text:style-name="T22">4</text:span>. OBJETIVO DO PROJETO</text:h>
      <text:list text:style-name="L3">
        <text:list-item>
          <text:p text:style-name="P18"><text:span text:style-name="T23"><text:s text:c="2"/></text:span>Desenvolver uma aplicação web para gerenciamento inteligente de áreas públicas de carga e descarga, visando reduzir conflitos de horário, evitar uso indevido das vagas e melhorar a organização do tráfego urbano.</text:p>
        </text:list-item>
      </text:list>
      <text:h text:style-name="P9" text:outline-level="1"/>
      <text:h text:style-name="P9" text:outline-level="1"><text:span text:style-name="T22">5</text:span>. PÚBLICO-ALVO (USUÁRIOS DO SISTEMA)</text:h>
      <text:list xml:id="list3385283063" text:style-name="L4">
        <text:list-item>
          <text:p text:style-name="P19"><text:span text:style-name="T4">Usuário tipo 1: </text:span><text:span text:style-name="T24">Empresa</text:span></text:p>
        </text:list-item>
        <text:list-item>
          <text:p text:style-name="P19"><text:span text:style-name="T4">Usuário tipo 2</text:span>: <text:span text:style-name="T25">Motorista</text:span></text:p>
        </text:list-item>
      </text:list>
      <text:h text:style-name="P20" text:outline-level="1"/>
      <text:h text:style-name="P17" text:outline-level="1"><text:span text:style-name="T22">6</text:span>. ESCOPO DO PROJETO</text:h>
      <text:h text:style-name="P21" text:outline-level="2"/>
      <text:h text:style-name="P22" text:outline-level="2"><text:span text:style-name="T22">6</text:span>.1 O que o sistema vai fazer (Incluído)</text:h>
      <text:list text:style-name="L5">
        <text:list-item>
          <text:p text:style-name="P23">Agendamento de vagas e horários(<text:span text:style-name="T26">Tolerancia de 30 minutos após o horário final</text:span>)</text:p>
        </text:list-item>
        <text:list-item>
          <text:p text:style-name="P24">API Google Maps, Para identificação das vagas</text:p>
        </text:list-item>
        <text:list-item>
          <text:p text:style-name="P25">Cadastro de empresas para agendamento de vagas</text:p>
        </text:list-item>
        <text:list-item>
          <text:p text:style-name="P25">Sensor de presença para identificação de veiculos</text:p>
        </text:list-item>
        <text:list-item>
          <text:p text:style-name="P26">Home: Páginal inicial </text:p>
        </text:list-item>
        <text:list-item>
          <text:p text:style-name="P27">Calendario: Mostrar os dias da semana disponivel, após a clicar entrar nos horarios do dia e ver quais estão disponivel</text:p>
        </text:list-item>
        <text:list-item>
          <text:p text:style-name="P28">Meus Veiculos: Ver quais veiculos estão cadastrados (Marca, Modelo, Cor, placa e afiliação(dúvida)</text:p>
        </text:list-item>
        <text:list-item>
          <text:p text:style-name="P28">Motorista ver qual motorista está dirigindo qual veiculo (Opcional)</text:p>
        </text:list-item>
        <text:list-item>
          <text:p text:style-name="P29">Análise das infrações para <text:s/>detran(Opcional)</text:p>
        </text:list-item>
        <text:list-item>
          <text:p text:style-name="P29">API do detran, caso aja infração (Opcional)</text:p>
        </text:list-item>
      </text:list>
      <text:h text:style-name="P22" text:outline-level="2"><text:soft-page-break/><text:span text:style-name="T22">6</text:span>.2 O que o sistema NÃO vai fazer (Fora do escopo)</text:h>
      <text:list xml:id="list170560970257890" text:continue-numbering="true" text:style-name="L5">
        <text:list-item>
          <text:p text:style-name="P28">Não realizará pagamento de multas automaticamente.</text:p>
        </text:list-item>
        <text:list-item>
          <text:p text:style-name="P28">Não substituirá sistemas oficiais do DETRAN.</text:p>
        </text:list-item>
        <text:list-item>
          <text:p text:style-name="P28">Não fará controle físico de cancelas.</text:p>
        </text:list-item>
        <text:list-item>
          <text:p text:style-name="P28">Não terá aplicativo mobile nativo (apenas aplicação web responsiva).</text:p>
        </text:list-item>
        <text:list-item>
          <text:p text:style-name="P28">Não fará reconhecimento automático de placas (OCR).</text:p>
        </text:list-item>
        <text:list-item>
          <text:p text:style-name="P28">Não terá integração com sistema bancário.</text:p>
        </text:list-item>
        <text:list-item>
          <text:p text:style-name="P28">Não será responsável por fiscalização presencial.</text:p>
        </text:list-item>
        <text:list-item>
          <text:p text:style-name="P28">Não terá monitoramento por câmeras.</text:p>
        </text:list-item>
        <text:list-item>
          <text:p text:style-name="P28"><text:s/>Não irá gerenciar estacionamentos privados (apenas áreas públicas de carga e descarga).</text:p>
        </text:list-item>
        <text:list-item>
          <text:p text:style-name="P28">Não haverá sensor físico de presença na versão 1.0.</text:p>
        </text:list-item>
        <text:list-item text:style-override="L6">
          <text:p text:style-name="P30">A ocupação será registrada manualmente pelo usuário.</text:p>
        </text:list-item>
        <text:list-item>
          <text:p text:style-name="P28"/>
        </text:list-item>
      </text:list>
      <text:list xml:id="list4102871721" text:style-name="L7">
        <text:list-header>
          <text:p text:style-name="P31"><text:span text:style-name="Strong_20_Emphasis"/></text:p>
        </text:list-header>
      </text:list>
      <text:h text:style-name="P17" text:outline-level="1"><text:span text:style-name="T22">7</text:span>. REQUISITOS DO SISTEMA</text:h>
      <text:h text:style-name="P22" text:outline-level="2"><text:span text:style-name="T22">7</text:span>.1 REQUISITOS FUNCIONAIS (RF)</text:h>
      <text:p text:style-name="P32"><text:span text:style-name="Strong_20_Emphasis">RN01</text:span> – Uma vaga não pode ser reservada por dois usuários no mesmo horário.</text:p>
      <text:p text:style-name="P33"><text:span text:style-name="Strong_20_Emphasis">RN02</text:span> – O tempo máximo de permanência é 3 horas.</text:p>
      <text:p text:style-name="P33"><text:span text:style-name="Strong_20_Emphasis">RN03</text:span> – Existe tolerância de 30 minutos após o horário final.</text:p>
      <text:p text:style-name="P33"><text:span text:style-name="Strong_20_Emphasis">RN04</text:span> – Após 30 minutos de tolerância, o sistema registra infração.</text:p>
      <text:p text:style-name="P33"><text:span text:style-name="Strong_20_Emphasis">RN05</text:span> – Um CNPJ pode cadastrar múltiplos veículos.</text:p>
      <text:p text:style-name="P33"><text:span text:style-name="Strong_20_Emphasis">RN06</text:span> – Um veículo não pode ter dois agendamentos simultâneos.</text:p>
      <text:p text:style-name="P33"><text:span text:style-name="Strong_20_Emphasis">RN07</text:span> – O agendamento só é confirmado após validação do sistema.</text:p>
      <text:p text:style-name="P32"/>
      <text:p text:style-name="P34"/>
      <text:h text:style-name="P21" text:outline-level="2"><text:soft-page-break/></text:h>
      <text:h text:style-name="P35" text:outline-level="2"><text:span text:style-name="T22">7</text:span>.2 REQUISITOS NÃO FUNCIONAIS (RNF)<text:span text:style-name="T27">4</text:span></text:h>
      <text:h text:style-name="P35" text:outline-level="2"><text:span text:style-name="Strong_20_Emphasis"><text:span text:style-name="T28"><text:tab/>RNF01 – Segurança</text:span></text:span></text:h>
      <text:list text:style-name="L8">
        <text:list-item>
          <text:p text:style-name="P36">O sistema deve criptografar senhas utilizando hash seguro (bcrypt).</text:p>
        </text:list-item>
        <text:list-item>
          <text:p text:style-name="P36">O sistema deve utilizar autenticação via JWT.</text:p>
        </text:list-item>
        <text:list-item>
          <text:p text:style-name="P36">O sistema deve proteger contra ataques como SQL Injection e XSS</text:p>
          <text:p text:style-name="P36"><text:span text:style-name="T29">RNF02 – </text:span><text:span text:style-name="T14">O Sisteme deve responder requisições em até 2 segundos</text:span></text:p>
        </text:list-item>
      </text:list>
      <text:list xml:id="list170561245458032" text:continue-list="list4102871721" text:style-name="L7">
        <text:list-header>
          <text:p text:style-name="P37"><text:span text:style-name="Strong_20_Emphasis">RNF03 – Disponibilidade</text:span></text:p>
        </text:list-header>
      </text:list>
      <text:list text:style-name="L9">
        <text:list-item>
          <text:p text:style-name="P38">O sistema deve ter disponibilidade mínima de 95%.</text:p>
        </text:list-item>
        <text:list-item>
          <text:p text:style-name="P38">O sistema deve possuir backup automático diário do banco de dados.</text:p>
        </text:list-item>
      </text:list>
      <text:p text:style-name="P39"><text:span text:style-name="Strong_20_Emphasis"><text:tab/>RNF04 – Usabilidade</text:span></text:p>
      <text:list text:style-name="L10">
        <text:list-item>
          <text:p text:style-name="P40">O sistema deve possuir interface responsiva (mobile e desktop).</text:p>
        </text:list-item>
        <text:list-item>
          <text:p text:style-name="P40">O sistema deve ter layout intuitivo e acessível.</text:p>
        </text:list-item>
      </text:list>
      <text:list text:continue-list="list170561245458032" text:style-name="L7">
        <text:list-header>
          <text:p text:style-name="P41">RNF05 – <text:span text:style-name="T3">O Sistema deve integrar com API do Google Maps</text:span></text:p>
        </text:list-header>
      </text:list>
      <text:h text:style-name="P42" text:outline-level="1"/>
      <text:h text:style-name="P17" text:outline-level="1"><text:span text:style-name="T22">8</text:span>. HISTÓRIAS DE USUÁRIO</text:h>
      <text:p text:style-name="P43">Modelo:</text:p>
      <text:p text:style-name="P44"><text:span text:style-name="Strong_20_Emphasis"><text:span text:style-name="T30">Como</text:span></text:span><text:span text:style-name="T30"> [tipo de usuário]<text:line-break/></text:span><text:span text:style-name="Strong_20_Emphasis"><text:span text:style-name="T30">Quero</text:span></text:span><text:span text:style-name="T30"> [ação]<text:line-break/></text:span><text:span text:style-name="Strong_20_Emphasis"><text:span text:style-name="T30">Para</text:span></text:span><text:span text:style-name="T30"> [benefício]</text:span></text:p>
      <text:h text:style-name="P21" text:outline-level="2"/>
      <text:h text:style-name="P22" text:outline-level="2"><text:span text:style-name="T22">8</text:span>.1 Lista de Histórias</text:h>
      <text:p text:style-name="P45"><text:span text:style-name="Strong_20_Emphasis">HU01</text:span><text:line-break/>Como motorista<text:line-break/>Quero ativar meu ticket ao chegar na vaga<text:line-break/>Para que o tempo de uso comece corretamente.</text:p>
      <text:p text:style-name="P45"><text:span text:style-name="Strong_20_Emphasis">HU02</text:span><text:line-break/>Como empresa<text:line-break/><text:soft-page-break/>Quero cadastrar múltiplos veículos<text:line-break/>Para que todos possam utilizar as vagas.</text:p>
      <text:p text:style-name="P46"><text:span text:style-name="Strong_20_Emphasis">HU03 </text:span></text:p>
      <text:p text:style-name="P46">Como motorista<text:line-break/>Quero receber aviso quando faltar 10 minutos para acabar meu tempo<text:line-break/>Para evitar infração.</text:p>
      <text:p text:style-name="P45"><text:span text:style-name="Strong_20_Emphasis">HU04</text:span><text:line-break/>Como empresa<text:line-break/>Quero visualizar meus agendamentos futuros<text:line-break/>Para organizar minha logística.</text:p>
      <text:p text:style-name="P45"/>
      <text:h text:style-name="P17" text:outline-level="1"><text:span text:style-name="T22">9</text:span>. CRITÉRIOS DE ACEITAÇÃO</text:h>
      <text:p text:style-name="P43">(Defina critérios para as funcionalidades)</text:p>
      <text:p text:style-name="P47">CA01 – O sistema deve validar o formato do CNPJ.<text:line-break/>CA02 – O sistema não deve permitir CNPJ duplicado.<text:line-break/>CA03 – O sistema deve exigir senha mínima de 6 caracteres.</text:p>
      <text:p text:style-name="P47">CA0<text:span text:style-name="T31">4</text:span> – O sistema deve validar e-mail e senha informados.<text:line-break/>CA0<text:span text:style-name="T31">5</text:span> – O sistema deve bloquear acesso com credenciais incorretas.</text:p>
      <text:p text:style-name="P47">CA0<text:span text:style-name="T31">6</text:span> – Após cadastro válido, o usuário deve conseguir realizar login.</text:p>
      <text:p text:style-name="P48"><text:span text:style-name="T4">CA0</text:span><text:span text:style-name="T32">7</text:span><text:span text:style-name="T4"> – O sistema deve notificar o usuário 10 minutos antes do término do período contratado.<text:line-break/>CA0</text:span><text:span text:style-name="T32">8</text:span><text:span text:style-name="T4"> – O sistema deve aplicar tolerância de 30 minutos após o horário final.</text:span></text:p>
      <text:h text:style-name="P17" text:outline-level="1"><text:span text:style-name="T22">10</text:span>. REGRAS DE NEGÓCIO</text:h>
      <text:p text:style-name="P49"><text:span text:style-name="Strong_20_Emphasis">RN01</text:span> – Um CNPJ pode possuir múltiplos veículos cadastrados.</text:p>
      <text:p text:style-name="P49"><text:span text:style-name="Strong_20_Emphasis">RN02</text:span> – Um veículo só pode possuir um agendamento ativo por vez.</text:p>
      <text:p text:style-name="P49"><text:span text:style-name="Strong_20_Emphasis">RN03</text:span> – Uma vaga não pode ter dois agendamentos no mesmo horário.</text:p>
      <text:p text:style-name="P49"><text:span text:style-name="Strong_20_Emphasis">RN04</text:span> – O tempo máximo de uso da vaga é de 3 horas.</text:p>
      <text:p text:style-name="P49"><text:span text:style-name="Strong_20_Emphasis">RN05</text:span> – Existe tolerância de 30 minutos após o horário final.</text:p>
      <text:p text:style-name="P49"><text:span text:style-name="Strong_20_Emphasis">RN06</text:span> – Após o período de tolerância, o sistema deve registrar infração automaticamente.</text:p>
      <text:p text:style-name="P49"><text:span text:style-name="Strong_20_Emphasis">RN07</text:span> – O agendamento só pode ser realizado para horários futuros.</text:p>
      <text:p text:style-name="P49"><text:soft-page-break/><text:span text:style-name="Strong_20_Emphasis">RN08</text:span> – O cancelamento do agendamento só pode ser feito até 30 minutos antes do horário inicial.</text:p>
      <text:p text:style-name="P49"><text:span text:style-name="Strong_20_Emphasis">RN09</text:span> – Caso o usuário não ative o ticket até 15 minutos após o horário inicial, o sistema cancela automaticamente.</text:p>
      <text:p text:style-name="P49"><text:span text:style-name="Strong_20_Emphasis">RN10</text:span> – Apenas usuários autenticados podem realizar agendamentos.</text:p>
      <text:p text:style-name="P49"><text:s/></text:p>
      <text:h text:style-name="P17" text:outline-level="1">1<text:span text:style-name="T22">1</text:span>. FLUXO DO USUÁRIO (USER FLOW)</text:h>
      <text:p text:style-name="P44"/>
      <text:h text:style-name="P17" text:outline-level="1">1<text:span text:style-name="T22">2</text:span>. WIREFRAMES / TELAS DO SISTEMA</text:h>
      <text:p text:style-name="P44"/>
      <text:list text:style-name="L11">
        <text:list-header>
          <text:p text:style-name="P50"/>
        </text:list-header>
      </text:list>
      <text:h text:style-name="P17" text:outline-level="1">1<text:span text:style-name="T22">3</text:span>. MODELAGEM DO BANCO DE DADOS (ENTIDADES)</text:h>
      <text:p text:style-name="P43"/>
      <text:p text:style-name="P43"/>
      <text:h text:style-name="P20" text:outline-level="1">1<text:span text:style-name="T33">4</text:span>. STACK TECNOLÓGICA (TECNOLOGIAS)</text:h>
      <text:list text:continue-list="list3385283063" text:style-name="L4">
        <text:list-item>
          <text:p text:style-name="P51"><text:span text:style-name="Strong_20_Emphasis"><text:span text:style-name="T34">Frontend: </text:span></text:span><text:span text:style-name="Strong_20_Emphasis"><text:span text:style-name="T35">Vu</text:span></text:span><text:span text:style-name="Strong_20_Emphasis"><text:span text:style-name="T35">e.js</text:span></text:span></text:p>
        </text:list-item>
        <text:list-item>
          <text:p text:style-name="P52"><text:span text:style-name="Strong_20_Emphasis"><text:span text:style-name="T34">UX/UI: </text:span></text:span><text:span text:style-name="Strong_20_Emphasis"><text:span text:style-name="T36">Figma</text:span></text:span></text:p>
        </text:list-item>
        <text:list-item>
          <text:p text:style-name="P52"><text:span text:style-name="Strong_20_Emphasis"><text:span text:style-name="T34">Backend: </text:span></text:span><text:span text:style-name="Strong_20_Emphasis"><text:span text:style-name="T35">N</text:span></text:span><text:span text:style-name="Strong_20_Emphasis"><text:span text:style-name="T35">ode.js(Expresso)</text:span></text:span></text:p>
        </text:list-item>
        <text:list-item>
          <text:p text:style-name="P52"><text:span text:style-name="Strong_20_Emphasis"><text:span text:style-name="T34">Banco de Dados: </text:span></text:span><text:span text:style-name="Strong_20_Emphasis"><text:span text:style-name="T35">PostgreSQL</text:span></text:span></text:p>
        </text:list-item>
        <text:list-item>
          <text:p text:style-name="P52"><text:span text:style-name="Strong_20_Emphasis"><text:span text:style-name="T37">Deploy</text:span></text:span><text:span text:style-name="Strong_20_Emphasis"><text:span text:style-name="T34">: </text:span></text:span><text:span text:style-name="Strong_20_Emphasis"><text:span text:style-name="T38">Vercel e Railway</text:span></text:span><text:span text:style-name="Strong_20_Emphasis"><text:span text:style-name="T34"> </text:span></text:span></text:p>
        </text:list-item>
        <text:list-item>
          <text:p text:style-name="P52"><text:span text:style-name="Strong_20_Emphasis"><text:span text:style-name="T34">Organização: </text:span></text:span><text:span text:style-name="Strong_20_Emphasis"><text:span text:style-name="T36">Jira</text:span></text:span></text:p>
        </text:list-item>
        <text:list-item>
          <text:p text:style-name="P52"><text:span text:style-name="Strong_20_Emphasis"><text:span text:style-name="T34">Ferramentas: <text:s/></text:span></text:span><text:span text:style-name="Strong_20_Emphasis"><text:span text:style-name="T39">API Google Maps</text:span></text:span></text:p>
          <text:p text:style-name="P52"><text:span text:style-name="Strong_20_Emphasis"><text:span text:style-name="T40"/></text:span></text:p>
        </text:list-item>
      </text:list>
      <text:h text:style-name="P20" text:outline-level="1"/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20:27:23.520008425</meta:creation-date>
    <dc:date>2026-02-24T17:05:56.455568214</dc:date>
    <meta:editing-duration>PT3H54M50S</meta:editing-duration>
    <meta:editing-cycles>10</meta:editing-cycles>
    <meta:generator>LibreOffice/25.8.4.2$Linux_X86_64 LibreOffice_project/580$Build-2</meta:generator>
    <meta:document-statistic meta:table-count="0" meta:image-count="0" meta:object-count="0" meta:page-count="6" meta:paragraph-count="116" meta:word-count="899" meta:character-count="5620" meta:non-whitespace-character-count="4836"/>
  </office:meta>
</office:document-meta>
</file>